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631f" officeooo:paragraph-rsid="0015631f"/>
    </style:style>
    <style:style style:name="P2" style:family="paragraph" style:parent-style-name="Standard">
      <style:text-properties style:text-underline-style="solid" style:text-underline-width="auto" style:text-underline-color="font-color" officeooo:rsid="0016a7c9" officeooo:paragraph-rsid="0016a7c9"/>
    </style:style>
    <style:style style:name="P3" style:family="paragraph" style:parent-style-name="Standard">
      <style:text-properties style:text-underline-style="solid" style:text-underline-width="auto" style:text-underline-color="font-color" officeooo:rsid="0016d913" officeooo:paragraph-rsid="0016a7c9"/>
    </style:style>
    <style:style style:name="P4" style:family="paragraph" style:parent-style-name="Standard">
      <style:text-properties style:text-underline-style="solid" style:text-underline-width="auto" style:text-underline-color="font-color" officeooo:rsid="0016d913" officeooo:paragraph-rsid="0016d913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b1e54" officeooo:paragraph-rsid="001b1e5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29dd6" officeooo:paragraph-rsid="00229dd6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49dfc" officeooo:paragraph-rsid="00249dfc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733f6" officeooo:paragraph-rsid="002733f6" style:font-weight-asian="bold" style:font-weight-complex="bold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29dd6" officeooo:paragraph-rsid="00229dd6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6fe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76fee" style:font-weight-asian="normal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cf1e2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d2820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db8a3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85ae0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917aa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297e59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af32c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e095f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officeooo:rsid="001cf1e2" style:font-style-asian="normal" style:font-style-complex="normal"/>
    </style:style>
    <style:style style:name="T16" style:family="text">
      <style:text-properties fo:font-style="normal" style:text-underline-style="none" officeooo:rsid="001d2820" style:font-style-asian="normal" style:font-style-complex="normal"/>
    </style:style>
    <style:style style:name="T17" style:family="text">
      <style:text-properties fo:font-style="normal" style:text-underline-style="none" officeooo:rsid="001db8a3" style:font-style-asian="normal" style:font-style-complex="normal"/>
    </style:style>
    <style:style style:name="T18" style:family="text">
      <style:text-properties fo:font-style="normal" style:text-underline-style="none" officeooo:rsid="00285ae0" style:font-style-asian="normal" style:font-style-complex="normal"/>
    </style:style>
    <style:style style:name="T19" style:family="text">
      <style:text-properties fo:font-style="normal" style:text-underline-style="none" officeooo:rsid="00297e59" style:font-style-asian="normal" style:font-style-complex="normal"/>
    </style:style>
    <style:style style:name="T20" style:family="text">
      <style:text-properties fo:font-style="normal" style:text-underline-style="none" officeooo:rsid="002af32c" style:font-style-asian="normal" style:font-style-complex="normal"/>
    </style:style>
    <style:style style:name="T21" style:family="text">
      <style:text-properties fo:font-style="normal" style:text-underline-style="none" officeooo:rsid="002e095f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db8a3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28/18</text:p>
      <text:p text:style-name="P1"/>
      <text:p text:style-name="P2">Scope</text:p>
      <text:p text:style-name="P3"><text:span text:style-name="T1"/></text:p>
      <text:p text:style-name="P4"><text:span text:style-name="T1">- </text:span><text:span text:style-name="T2">local variables are only accessable within their function, etc.</text:span></text:p>
      <text:p text:style-name="P4"><text:span text:style-name="T2">- two variables with the same name are different variables if outside of different scopes</text:span></text:p>
      <text:p text:style-name="P4"><text:span text:style-name="T2">- variables outside a local enviroment are accessable within (gloabal)</text:span></text:p>
      <text:p text:style-name="P4"><text:span text:style-name="T2"/></text:p>
      <text:p text:style-name="P5"><text:span text:style-name="T4">-</text:span><text:span text:style-name="T2"> g</text:span><text:span text:style-name="T1">lobal </text:span><text:span text:style-name="T3">keyword can be used to specifically declare a varaible as global</text:span></text:p>
      <text:p text:style-name="P5"><text:span text:style-name="T3">* Doing this w/in a function allows it to be accessable outside</text:span></text:p>
      <text:p text:style-name="P5"><text:span text:style-name="T3"/></text:p>
      <text:p text:style-name="P5"><text:span text:style-name="T3">&gt;</text:span></text:p>
      <text:p text:style-name="P5"><text:span text:style-name="T3"><text:tab/>def af():</text:span></text:p>
      <text:p text:style-name="P5"><text:span text:style-name="T3"><text:tab/><text:tab/>global var1</text:span></text:p>
      <text:p text:style-name="P5"><text:span text:style-name="T3"><text:tab/><text:tab/>var1 = 5</text:span></text:p>
      <text:p text:style-name="P5"><text:span text:style-name="T3"><text:tab/><text:tab/>return var1</text:span></text:p>
      <text:p text:style-name="P5"><text:span text:style-name="T3">&lt;</text:span></text:p>
      <text:p text:style-name="P5"><text:span text:style-name="T3">&gt;&gt;&gt; var1 <text:tab/>//</text:span><text:span text:style-name="T5">Output: 5</text:span></text:p>
      <text:p text:style-name="P5"><text:span text:style-name="T6"/></text:p>
      <text:p text:style-name="P5"><text:span text:style-name="T6">- </text:span><text:span text:style-name="T7">Scope related functions:</text:span></text:p>
      <text:p text:style-name="P5"><text:span text:style-name="T7">* </text:span><text:span text:style-name="T15">locals() </text:span><text:span text:style-name="T7">gives a dictionary of local-scope identifiers and their values</text:span></text:p>
      <text:p text:style-name="P5"><text:span text:style-name="T7">* </text:span><text:span text:style-name="T16">globals() </text:span><text:span text:style-name="T8">dict of gloal variables</text:span></text:p>
      <text:p text:style-name="P5"><text:span text:style-name="T8"/></text:p>
      <text:p text:style-name="P5"><text:span text:style-name="T8">- How can I tell whether an identifier has both local and global values and how can I tell them apart?<text:line-break/>* </text:span><text:span text:style-name="T17">id() </text:span><text:span text:style-name="T9">function expects an identifier name, returns the system generated ID number</text:span></text:p>
      <text:p text:style-name="P5"><text:span text:style-name="T9"/></text:p>
      <text:p text:style-name="P6"><text:span text:style-name="T23"/></text:p>
      <text:p text:style-name="P9"><text:span text:style-name="T23">M</text:span><text:span text:style-name="T22">odules and Packages</text:span></text:p>
      <text:p text:style-name="P6"><text:span text:style-name="T6"/></text:p>
      <text:p text:style-name="P6"><text:span text:style-name="T6">- These can be though of as a file with one or more function definitions in it</text:span></text:p>
      <text:p text:style-name="P6"><text:span text:style-name="T6">- </text:span><text:span text:style-name="T18">import </text:span><text:span text:style-name="T10">keyword used to load something in to the enviroment</text:span></text:p>
      <text:p text:style-name="P6"><text:span text:style-name="T6"/></text:p>
      <text:p text:style-name="P7"><text:span text:style-name="T6">&gt;</text:span></text:p>
      <text:p text:style-name="P7"><text:span text:style-name="T6"><text:tab/>import sys</text:span></text:p>
      <text:p text:style-name="P7"><text:span text:style-name="T6"><text:tab/>sys.path</text:span></text:p>
      <text:p text:style-name="P7"><text:span text:style-name="T6"/></text:p>
      <text:p text:style-name="P7"><text:span text:style-name="T6"><text:tab/>//</text:span><text:span text:style-name="T5">Output: file path to packages location</text:span></text:p>
      <text:p text:style-name="P7"><text:span text:style-name="T5">&lt;</text:span></text:p>
      <text:p text:style-name="P8"><text:span text:style-name="T6"/></text:p>
      <text:p text:style-name="P8"><text:span text:style-name="T6">- </text:span><text:span text:style-name="T11">Try to import only the functions you need for efficiency</text:span></text:p>
      <text:p text:style-name="P8"><text:span text:style-name="T11"/></text:p>
      <text:p text:style-name="P8"><text:span text:style-name="T11">- </text:span><text:span text:style-name="T19">from</text:span><text:span text:style-name="T12"> &lt;module_name&gt; </text:span><text:span text:style-name="T19">import </text:span><text:span text:style-name="T12">&lt;function_name&gt; </text:span><text:span text:style-name="T20">as </text:span><text:span text:style-name="T13">&lt;alias_name&gt;</text:span></text:p>
      <text:p text:style-name="P8"><text:span text:style-name="T13"/></text:p>
      <text:p text:style-name="P8"><text:span text:style-name="T13">-</text:span><text:span text:style-name="T14"> A </text:span><text:span text:style-name="T21">package</text:span><text:span text:style-name="T14"> is a folder of modules</text:span></text:p>
      <text:p text:style-name="P8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59:37.548246560</meta:creation-date>
    <meta:generator>LibreOffice/5.4.4.2$Linux_X86_64 LibreOffice_project/40m0$Build-2</meta:generator>
    <dc:date>2018-02-28T14:28:49.412352114</dc:date>
    <meta:editing-duration>PT1H29M7S</meta:editing-duration>
    <meta:editing-cycles>18</meta:editing-cycles>
    <meta:document-statistic meta:table-count="0" meta:image-count="0" meta:object-count="0" meta:page-count="2" meta:paragraph-count="29" meta:word-count="200" meta:character-count="1133" meta:non-whitespace-character-count="951"/>
  </office:meta>
</office:document-meta>
</file>